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arameters.decode( String 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7">
            <text:p text:style-name="Table_20_Contents">27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RequestParameters.getParameterValue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ameters.getParameter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Parameters.getParameter( String name , String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Parameters.getParamet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ameters.RequestParameters( String queryStr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questParameters.setParameter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questParameters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